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3.02   |   <text:a xlink:type="simple" xlink:href="http://palinfo.habago.org/Entry?Command=Information_PrintForum#FORUM40407"><text:span text:style-name="T1">#</text:span></text:a></text:p>
      <text:p text:style-name="P2">可憐的動物啊！牠們竟然如此信任你~托爾斯泰</text:p>
      <text:p text:style-name="P2">不久前我跟一個退役士兵和屠夫聊天，我說屠宰是件憾事，他對此大為驚訝，他說動物本就該死，但後來他贊同我的觀點。他說：「特別是那些安閒、溫馴的牛；牠們向著你走過來，可憐的動物啊！牠們竟然如此信任你。我實在很卑鄙！」</text:p>
      <text:p text:style-name="P2"/>
      <text:p text:style-name="P2">~托爾斯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